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7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8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cm"/>
    </style:style>
    <style:style style:name="gr9" style:family="graphic" style:parent-style-name="Standard_5f_4">
      <style:graphic-properties draw:stroke="none" draw:fill-color="#729fcf" draw:textarea-horizontal-align="justify" draw:textarea-vertical-align="middle" draw:auto-grow-height="false" fo:min-height="0.269cm" fo:min-width="4.501cm"/>
    </style:style>
    <style:style style:name="gr10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11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outline1" style:list-style-name="L3">
      <style:graphic-properties fo:min-height="11.929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ff4000"/>
      <style:paragraph-properties fo:text-align="center"/>
      <style:text-properties fo:language="fr" fo:country="FR"/>
    </style:style>
    <style:style style:name="P17" style:family="paragraph">
      <loext:graphic-properties draw:fill-color="#729fcf"/>
      <style:paragraph-properties fo:text-align="center"/>
      <style:text-properties fo:language="fr" fo:country="FR"/>
    </style:style>
    <style:style style:name="P18" style:family="paragraph">
      <loext:graphic-properties draw:fill-color="#ff5429"/>
      <style:paragraph-properties fo:text-align="center"/>
      <style:text-properties fo:language="fr" fo:country="FR"/>
    </style:style>
    <style:style style:name="P1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0" style:family="paragraph">
      <loext:graphic-properties draw:fill-color="#3465a4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2pt" fo:language="fr" fo:country="FR" fo:font-weight="bold" style:font-size-asian="32pt" style:font-size-complex="32pt"/>
    </style:style>
    <style:style style:name="T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2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4cm" svg:y="13.5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89cm 15.98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1cm" svg:height="10.899cm" draw:transform="rotate (-3.14159265358979) translate (28.142cm 15.8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6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externe à Python</text:span></text:p>
              </text:list-item>
              <text:list-item>
                <text:p text:style-name="P13"><text:span text:style-name="T6">Optimisé pour les tableaux jusqu'à que votre ordinateur n’en puisse plus</text:span></text:p>
              </text:list-item>
              <text:list-item>
                <text:p text:style-name="P13"><text:span text:style-name="T6">~50x plus rapide que Python pour la gestion des tableaux</text:span></text:p>
              </text:list-item>
              <text:list-item>
                <text:p text:style-name="P13"><text:span text:style-name="T6">Intégrée par défaut dans Anaconda / Google Colab → pas besoin de pip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0.844cm" svg:height="10.899cm" draw:transform="rotate (-1.5707963267949) translate (10.6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10cm" svg:height="1.6cm" draw:transform="rotate (-3.14159265358979) translate (28.2cm 15.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ip</text:span></text:p>
          </draw:text-box>
        </draw:frame>
        <draw:frame presentation:style-name="pr7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Signifie Pip Installs Python</text:span></text:p>
              </text:list-item>
              <text:list-item>
                <text:p text:style-name="P13"><text:span text:style-name="T6">Gestionnaire de bibliothèques externes</text:span></text:p>
              </text:list-item>
              <text:list-item>
                <text:p text:style-name="P13"><text:span text:style-name="T6">Équivalent Python de npm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Numpy</text:span></text:p>
          </draw:text-box>
        </draw:frame>
        <draw:frame presentation:style-name="pr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ajoute de nouvelles fonctionnalités aux tableaux en Python</text:span></text:p>
              </text:list-item>
              <text:list-item>
                <text:p text:style-name="P13"><text:span text:style-name="T6">Possibilité d'utiliser certaines syntaxes de Python sur les tableaux numpy</text:span></text:p>
              </text:list-item>
              <text:list-item>
                <text:p text:style-name="P13"><text:span text:style-name="T6">Spécialisé pour gérer les données chiffrées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9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Bibliothèque Python</text:span></text:p>
              </text:list-item>
              <text:list-item>
                <text:p text:style-name="P13"><text:span text:style-name="T6">Contraction de Panel Data</text:span></text:p>
                <text:list>
                  <text:list-item>
                    <text:p text:style-name="P1"><text:span text:style-name="T6">ou Python Data Analysis</text:span></text:p>
                  </text:list-item>
                </text:list>
              </text:list-item>
              <text:list-item>
                <text:p text:style-name="P13"><text:span text:style-name="T6">Intègre des fonctionnalités de numpy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12.006cm" svg:height="1.303cm" svg:x="1.394cm" svg:y="0.63cm" presentation:class="title" presentation:user-transformed="true">
          <draw:text-box>
            <text:p text:style-name="P1"><text:span text:style-name="T5">Pandas</text:span></text:p>
          </draw:text-box>
        </draw:frame>
        <draw:frame presentation:style-name="pr1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gérer les données labellisées (dites tabulaires)</text:span></text:p>
                <text:list>
                  <text:list-item>
                    <text:p text:style-name="P1"><text:span text:style-name="T6">Super-excel en programmation</text:span></text:p>
                  </text:list-item>
                </text:list>
              </text:list-item>
              <text:list-item>
                <text:p text:style-name="P13"><text:span text:style-name="T6">Gère sans problème de très gros fichiers</text:span></text:p>
                <text:list>
                  <text:list-item>
                    <text:p text:style-name="P1"><text:span text:style-name="T6">Plus d'un million de lignes</text:span></text:p>
                  </text:list-item>
                </text:list>
              </text:list-item>
              <text:list-item>
                <text:p text:style-name="P1"><text:span text:style-name="T6">Intégrée par défaut dans Anaconda / Google Colab → pas besoin de pip</text:span></text:p>
              </text:list-item>
            </text:list>
          </draw:text-box>
        </draw:frame>
        <draw:custom-shape draw:style-name="gr6" draw:text-style-name="P10" draw:layer="layout" svg:width="1.641cm" svg:height="10.899cm" draw:transform="rotate (-3.14159265358979) translate (28.142cm 15.8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1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9" draw:layer="layout" svg:width="25.198cm" svg:height="1.303cm" svg:x="1.393cm" svg:y="0.627cm" presentation:class="title" presentation:user-transformed="true">
          <draw:text-box>
            <text:p text:style-name="P1"><text:span text:style-name="T7">Pratiquons ! - Pandas et numpy</text:span></text:p>
          </draw:text-box>
        </draw:frame>
        <draw:custom-shape draw:style-name="gr11" draw:text-style-name="P2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6.06cm" svg:height="9.904cm" svg:x="1.34cm" svg:y="2.2cm" presentation:class="outline" presentation:user-transformed="true">
          <draw:text-box>
            <text:p text:style-name="P21"><text:span text:style-name="T8">Pré-requis : </text:span></text:p>
            <text:list text:style-name="L2">
              <text:list-item>
                <text:p text:style-name="P13"><text:span text:style-name="T9">Avoir la ressource ressources/pandas-et-numpy</text:span></text:p>
                <text:p text:style-name="P13"><text:span text:style-name="T9"/></text:p>
              </text:list-item>
            </text:list>
            <text:p text:style-name="P13"><text:span text:style-name="T9">A télécharger ici : </text:span><text:span text:style-name="T10"><text:a xlink:href="https://github.com/DanYellow/cours/raw/refs/heads/main/s6-developpement-web-et-dispositif-interactif/travaux-pratiques/numero-2/developpement-web-et-dispositif-interactif-s6_travaux-pratiques_numero-2.ressources.zip" xlink:type="simple">https://github.com/DanYellow/cours/raw/refs/heads/main/s6-developpement-web-et-dispositif-interactif/travaux-pratiques/numero-2/developpement-web-et-dispositif-interactif-s6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12" draw:text-style-name="P23" draw:layer="layout" svg:width="25.198cm" svg:height="12.191cm" svg:x="1.4cm" svg:y="1.713cm">
          <draw:text-box>
            <text:p><text:span text:style-name="T1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2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8-31T08:49:13.834000000</dc:date>
    <meta:editing-duration>P20DT24M18S</meta:editing-duration>
    <meta:editing-cycles>893</meta:editing-cycles>
    <meta:generator>LibreOffice/7.2.7.2$Windows_X86_64 LibreOffice_project/8d71d29d553c0f7dcbfa38fbfda25ee34cce99a2</meta:generator>
    <meta:document-statistic meta:object-count="73"/>
  </office:meta>
</office:document-meta>
</file>